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YePBfamCw2QC9x7taHsuEWYxpyB9Lo21MBL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07:40:58.364049299</meta:creation-date>
    <dc:date>2023-09-23T08:26:21.917070769</dc:date>
    <meta:editing-duration>PT16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